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60cf7" officeooo:paragraph-rsid="00060cf7"/>
    </style:style>
    <style:style style:name="P2" style:family="paragraph" style:parent-style-name="Standard">
      <style:text-properties officeooo:paragraph-rsid="00060cf7"/>
    </style:style>
    <style:style style:name="P3" style:family="paragraph" style:parent-style-name="Heading_20_1">
      <style:text-properties officeooo:paragraph-rsid="00060cf7"/>
    </style:style>
    <style:style style:name="P4" style:family="paragraph" style:parent-style-name="Heading_20_1">
      <style:text-properties fo:language="en" fo:country="US" fo:font-style="italic" officeooo:rsid="00060cf7" officeooo:paragraph-rsid="00060cf7"/>
    </style:style>
    <style:style style:name="T1" style:family="text">
      <style:text-properties officeooo:rsid="00060cf7"/>
    </style:style>
    <style:style style:name="T2" style:family="text">
      <style:text-properties fo:language="es" fo:country="E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bookmark text:name="firstHeading"/><text:span text:style-name="T2">Gueorgui Svirídov</text:span></text:h>
      <text:p text:style-name="P2"/>
      <text:p text:style-name="P1"><text:a xlink:type="simple" xlink:href="https://es.wikipedia.org/wiki/Gueorgui_Svirídov" text:style-name="Internet_20_link" text:visited-style-name="Visited_20_Internet_20_Link">https://es.wikipedia.org/wiki/Gueorgui_Svir%C3%ADdov</text:a></text:p>
      <text:p text:style-name="P1"/>
      <text:h text:style-name="P4" text:outline-level="1"><text:bookmark text:name="firstHeading1"/>Time, Forward!</text:h>
      <text:p text:style-name="P1"/>
      <text:p text:style-name="P1"><text:a xlink:type="simple" xlink:href="https://en.wikipedia.org/wiki/Time,_Forward" text:style-name="Internet_20_link" text:visited-style-name="Visited_20_Internet_20_Link">https://en.wikipedia.org/wiki/Time,_Forward</text:a>!</text:p>
      <text:p text:style-name="P1"/>
      <text:p text:style-name="P1">LINK</text:p>
      <text:p text:style-name="P1"/>
      <text:p text:style-name="P1"><text:a xlink:type="simple" xlink:href="https://www.youtube.com/watch?v=B8r7iF39fx4&amp;feature=youtu.be" text:style-name="Internet_20_link" text:visited-style-name="Visited_20_Internet_20_Link">https://www.youtube.com/watch?v=B8r7iF39fx4&amp;feature=youtu.be</text:a></text:p>
      <text:p text:style-name="P1"/>
      <text:p text:style-name="P1"><text:a xlink:type="simple" xlink:href="https://www.youtube.com/watch?v=bO80idKGw6M" text:style-name="Internet_20_link" text:visited-style-name="Visited_20_Internet_20_Link">https://www.youtube.com/watch?v=bO80idKGw6M</text:a></text:p>
      <text:p text:style-name="P1"/>
      <text:p text:style-name="P1"><text:a xlink:type="simple" xlink:href="https://www.youtube.com/watch?v=RGZAzR4p3T4" text:style-name="Internet_20_link" text:visited-style-name="Visited_20_Internet_20_Link">https://www.youtube.com/watch?v=RGZAzR4p3T4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23:59:22.211412917</meta:creation-date>
    <dc:date>2017-10-13T00:01:53.395648791</dc:date>
    <meta:editing-duration>PT2M34S</meta:editing-duration>
    <meta:editing-cycles>1</meta:editing-cycles>
    <meta:generator>LibreOffice/5.2.3.3$Linux_X86_64 LibreOffice_project/20$Build-3</meta:generator>
    <meta:document-statistic meta:table-count="0" meta:image-count="0" meta:object-count="0" meta:page-count="1" meta:paragraph-count="8" meta:word-count="10" meta:character-count="277" meta:non-whitespace-character-count="275"/>
  </office:meta>
</office:document-meta>
</file>